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1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0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1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style:font-size-asian="9pt" style:font-name="Verdana" style:font-size-complex="9pt" officeooo:rsid="006dacdf" style:font-name-asian="Times New Roman" fo:font-size="9pt" style:font-weight-asian="bold" style:font-weight-complex="bold" fo:color="#17365d" style:font-name-complex="Times New Roman"/>
    </style:style>
    <style:style style:name="T11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2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3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4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5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6" style:family="text">
      <style:text-properties officeooo:rsid="002fbab9"/>
    </style:style>
    <style:style style:name="T17" style:family="text">
      <style:text-properties officeooo:rsid="0037a5a6"/>
    </style:style>
    <style:style style:name="T18" style:family="text">
      <style:text-properties officeooo:rsid="0040ce69"/>
    </style:style>
    <style:style style:name="T19" style:family="text">
      <style:text-properties officeooo:rsid="00496279"/>
    </style:style>
    <style:style style:name="T20" style:family="text">
      <style:text-properties officeooo:rsid="005a73d7"/>
    </style:style>
    <style:style style:name="T21" style:family="text">
      <style:text-properties officeooo:rsid="006877c9"/>
    </style:style>
    <style:style style:name="T22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6"><text:span text:style-name="T15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7"><text:span text:style-name="T15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7"><text:span text:style-name="T15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7"><text:span text:style-name="T15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8"><text:span text:style-name="T15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23"><text:span text:style-name="T6">REQUERIMIENTOS ANAL</text:span><text:span text:style-name="T7">Í</text:span><text:span text:style-name="T6">TICOS (</text:span><text:span text:style-name="T11">llenar una hoja por matriz</text:span><text:span text:style-name="T6">).</text:span></text:p>
      <text:p><office:annotation><dc:creator>POD</dc:creator><dc:date>2015-03-12T11:55:41</dc:date><text:p>Error while evaluating the expression "'&lt;text:p text:style-name="podPageBreak"&gt;&lt;/text:p&gt;" defined in the "from" part of a statement. SyntaxError: EOL while scanning string literal (&lt;string&gt;, line 1)</text:p></office:annotation></text:p>
      <text:section text:style-name="Sect1" text:name="Section Matriz 1">
        <text:p text:style-name="P15"><text:span text:style-name="T6"/><text:change-end text:change-id="ct137564944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2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5"><text:span text:style-name="T6"/><text:change-end text:change-id="ct137564944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19"><text:span text:style-name="T6">Cantidad </text:span><text:span text:style-name="T12">(Estaciones)</text:span></text:p>
            </table:table-cell>
            <table:table-cell office:value-type="string" table:style-name="Table2.A1">
              <text:p text:style-name="P20">Parámetros a contratar</text:p>
            </table:table-cell>
            <table:table-cell office:value-type="string" table:style-name="Table2.C1">
              <text:p text:style-name="P21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0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2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55:30.965957002</dc:date>
    <meta:editing-duration>PT22H26M53S</meta:editing-duration>
    <meta:editing-cycles>71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